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enlo-Bold" svg:font-family="Menlo-Bold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Bold" style:font-size-asian="11pt" style:language-asian="en" style:country-asian="US" style:font-style-asian="normal" style:font-weight-asian="normal" style:font-name-complex="Menlo-Bold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Bold" style:font-size-asian="11pt" style:language-asian="en" style:country-asian="US" style:font-style-asian="normal" style:font-weight-asian="normal" style:font-name-complex="Menlo-Bold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0.5">
            <text:p>0,5</text:p>
          </table:table-cell>
          <table:table-cell table:style-name="ce1" office:value-type="string">
            <text:p>Z=0.5</text:p>
          </table:table-cell>
          <table:table-cell office:value-type="string">
            <text:p>Z</text:p>
          </table:table-cell>
          <table:table-cell office:value-type="string">
            <text:p>e</text:p>
          </table:table-cell>
          <table:table-cell>
            <draw:frame table:end-cell-address="Лист1.L31" table:end-x="0.93cm" table:end-y="0.343cm" draw:z-index="0" draw:style-name="gr1" svg:width="16.626cm" svg:height="12.777cm" svg:x="0.111cm" svg:y="0.092cm">
              <draw:object draw:notify-on-update-of-ranges="Лист1.C1:Лист1.C1 Лист1.C2:Лист1.C8 Лист1.D1:Лист1.D1 Лист1.D2:Лист1.D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29.475864</text:p>
          </table:table-cell>
          <table:table-cell office:value-type="float" office:value="0.5">
            <text:p>0,5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87.394054</text:p>
          </table:table-cell>
          <table:table-cell office:value-type="float" office:value="1.5">
            <text:p>1,5</text:p>
          </table:table-cell>
          <table:table-cell office:value-type="float" office:value="174">
            <text:p>174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74.997180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5">
            <text:p>2,5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Z=1.5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93.651953</text:p>
          </table:table-cell>
          <table:table-cell office:value-type="float" office:value="3.5">
            <text:p>3,5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74.910411</text:p>
          </table:table-cell>
          <table:table-cell office:value-type="float" office:value="4">
            <text:p>4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=2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84.574337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74.99860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=3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74.92996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=4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9.307320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7.138497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75.051180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74.974847</text:p>
          </table:table-cell>
          <table:table-cell table:number-columns-repeated="3"/>
        </table:table-row>
        <table:table-row table:style-name="ro2">
          <table:table-cell/>
          <table:table-cell table:style-name="ce2"/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string">
            <text:p>Z=6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08.599699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108.403470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108.407165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108.407206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enlo-Bold" svg:font-family="Menlo-Bold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1">01.12.2009</text:date>, <text:time>20:46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Sidarau</meta:initial-creator>
    <meta:creation-date>2009-11-29T23:27:33</meta:creation-date>
    <dc:date>2009-12-01T20:46:43</dc:date>
    <dc:creator>Ivan Sidarau</dc:creator>
    <meta:editing-duration>PT01H02M48S</meta:editing-duration>
    <meta:editing-cycles>13</meta:editing-cycles>
    <meta:generator>OpenOffice.org/3.1$Unix OpenOffice.org_project/310m19$Build-9420</meta:generator>
    <meta:document-statistic meta:table-count="3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6.627cm" svg:height="12.778cm" chart:class="chart:scatter" chart:style-name="ch1">
        <chart:legend chart:legend-position="end" svg:x="15.486cm" svg:y="6.107cm" chart:style-name="ch2"/>
        <chart:plot-area chart:style-name="ch3" table:cell-range-address="Лист1.C1:Лист1.D8" chart:data-source-has-labels="row" svg:x="0.332cm" svg:y="0.255cm" svg:width="14.823cm" svg:height="12.01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D2:Лист1.D8" chart:label-cell-address="Лист1.D1:Лист1.D1" chart:class="chart:scatter">
            <chart:domain table:cell-range-address="Лист1.C2:Лист1.C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 text:id="Лист1.D1:Лист1.D1">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 text:id="Лист1.C2:Лист1.C8">0.5</text:p>
              </table:table-cell>
              <table:table-cell office:value-type="float" office:value="295">
                <text:p text:id="Лист1.D2:Лист1.D8">2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02">
                <text:p>3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